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Pictures/10000000000002000000020048BC02EDFE37052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069a2e" draw:fill-image-name="Bathroom_20_Tiles" draw:fill-image-width="4cm" draw:fill-image-height="2cm" style:repeat="no-repeat" draw:fill-image-ref-point-x="0%" draw:fill-image-ref-point-y="0%" draw:fill-image-ref-point="center" draw:tile-repeat-offset="20% horizontal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2.63cm"/>
      <style:paragraph-properties style:writing-mode="lr-tb"/>
    </style:style>
    <style:style style:name="pr2" style:family="presentation" style:parent-style-name="Blue_5f_Curve-outline1">
      <style:graphic-properties fo:min-height="7.41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ooter sample</presentation:footer-decl>
      <presentation:date-time-decl presentation:name="dtd1" presentation:source="current-date" style:data-style-name="D3"/>
      <draw:page draw:name="page1" draw:style-name="dp1" draw:master-page-name="Blue_5f_Curv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3cm" svg:x="0.801cm" svg:y="1cm" presentation:class="title" presentation:user-transformed="true">
          <draw:text-box>
            <text:p>Slide 1</text:p>
          </draw:text-box>
        </draw:frame>
        <draw:frame presentation:style-name="pr2" draw:text-style-name="P1" draw:layer="layout" svg:width="25.199cm" svg:height="4.211cm" svg:x="1cm" svg:y="3.8cm" presentation:class="outline" presentation:user-transformed="true">
          <draw:text-box>
            <text:list text:style-name="L2">
              <text:list-item>
                <text:p>Item 1</text:p>
              </text:list-item>
              <text:list-item>
                <text:p>Item 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throom_20_Tiles" draw:display-name="Bathroom Tiles" xlink:href="Pictures/10000000000002000000020048BC02EDFE37052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solid" draw:fill-color="#069a2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69a2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7.4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-backgroundobjects">
      <style:graphic-properties draw:textarea-vertical-align="middle" draw:auto-grow-height="false" fo:min-height="0.708cm" fo:min-width="1.414cm"/>
    </style:style>
    <style:style style:name="Mpr6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ue_5f_Curve" style:display-name="Blue_Curve" style:page-layout-name="PM1" draw:style-name="Mdp2">
      <draw:frame draw:style-name="Mgr3" draw:text-style-name="MP7" draw:layer="backgroundobjects" svg:width="27.999cm" svg:height="3.655cm" svg:x="0cm" svg:y="12.096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2.63cm" svg:x="0cm" svg:y="4.877cm" presentation:class="title" presentation:placeholder="true">
        <draw:text-box/>
      </draw:frame>
      <draw:frame draw:style-name="Mgr4" draw:text-style-name="MP8" draw:layer="backgroundobjects" svg:width="25.199cm" svg:height="7.66cm" svg:x="1.4cm" svg:y="8.45cm">
        <draw:text-box>
          <text:p/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draw:custom-shape presentation:style-name="Mpr5" draw:text-style-name="MP9" draw:layer="backgroundobjects" svg:width="2cm" svg:height="1cm" svg:x="25.2cm" svg:y="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Blue_5f_Curv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15:06:42.652146073</meta:creation-date>
    <dc:date>2021-01-25T22:55:12.782340983</dc:date>
    <meta:editing-duration>P4DT7H1M32S</meta:editing-duration>
    <meta:editing-cycles>20</meta:editing-cycles>
    <meta:generator>LibreOffice/6.4.5.2$Linux_X86_64 LibreOffice_project/40$Build-2</meta:generator>
    <meta:document-statistic meta:object-count="39"/>
  </office:meta>
</office:document-meta>
</file>